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nMatching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Matching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MatchingScorer.NonMatchingSco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Matching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NonMatching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Matching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